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9in"/>
    </style:style>
    <style:style style:name="co2" style:family="table-column">
      <style:table-column-properties fo:break-before="auto" style:column-width="2.0016in"/>
    </style:style>
    <style:style style:name="co3" style:family="table-column">
      <style:table-column-properties fo:break-before="auto" style:column-width="1.941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6098in"/>
    </style:style>
    <style:style style:name="co8" style:family="table-column">
      <style:table-column-properties fo:break-before="auto" style:column-width="1.9772in"/>
    </style:style>
    <style:style style:name="co9" style:family="table-column">
      <style:table-column-properties fo:break-before="auto" style:column-width="1.8583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739in"/>
    </style:style>
    <style:style style:name="co13" style:family="table-column">
      <style:table-column-properties fo:break-before="auto" style:column-width="1.8937in"/>
    </style:style>
    <style:style style:name="co14" style:family="table-column">
      <style:table-column-properties fo:break-before="auto" style:column-width="1.5839in"/>
    </style:style>
    <style:style style:name="co15" style:family="table-column">
      <style:table-column-properties fo:break-before="auto" style:column-width="1.572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239in"/>
    </style:style>
    <style:style style:name="co18" style:family="table-column">
      <style:table-column-properties fo:break-before="auto" style:column-width="0.8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6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60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0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9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 style:data-style-name="N160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49" style:family="table-cell" style:parent-style-name="Default" style:data-style-name="N1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oosing Al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Correctly Classified Instances by Algorithm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Evaluation Process</text:p>
          </table:table-cell>
          <table:table-cell table:style-name="ce5" office:value-type="string" calcext:value-type="string">
            <text:p>Cross Validation 10 Folds</text:p>
          </table:table-cell>
          <table:table-cell table:style-name="ce5" office:value-type="string" calcext:value-type="string">
            <text:p>Percentage Split 66%</text:p>
          </table:table-cell>
          <table:table-cell table:style-name="ce5" office:value-type="string" calcext:value-type="string">
            <text:p>AVG Algorithms</text:p>
          </table:table-cell>
          <table:table-cell table:style-name="ce5" office:value-type="string" calcext:value-type="string">
            <text:p>Rank Algorithms</text:p>
          </table:table-cell>
        </table:table-row>
        <table:table-row table:style-name="ro1">
          <table:table-cell table:style-name="ce3" office:value-type="string" calcext:value-type="string">
            <text:p>KNN K=1</text:p>
          </table:table-cell>
          <table:table-cell table:style-name="ce6" office:value-type="percentage" office:value="0.275" calcext:value-type="percentage">
            <text:p>27.5000%</text:p>
          </table:table-cell>
          <table:table-cell table:style-name="ce6" office:value-type="percentage" office:value="0.288235" calcext:value-type="percentage">
            <text:p>28.8235%</text:p>
          </table:table-cell>
          <table:table-cell table:style-name="ce6" table:formula="of:=AVERAGE([.B6:.C6])" office:value-type="percentage" office:value="0.2816175" calcext:value-type="percentage">
            <text:p>28.1618%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KNN k=30</text:p>
          </table:table-cell>
          <table:table-cell table:style-name="ce6" office:value-type="percentage" office:value="0.288" calcext:value-type="percentage">
            <text:p>28.8000%</text:p>
          </table:table-cell>
          <table:table-cell table:style-name="ce6" office:value-type="percentage" office:value="0.247059" calcext:value-type="percentage">
            <text:p>24.7059%</text:p>
          </table:table-cell>
          <table:table-cell table:style-name="ce6" table:formula="of:=AVERAGE([.B7:.C7])" office:value-type="percentage" office:value="0.2675295" calcext:value-type="percentage">
            <text:p>26.7530%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aïve Bayes</text:p>
          </table:table-cell>
          <table:table-cell table:style-name="ce6" office:value-type="percentage" office:value="0.07" calcext:value-type="percentage">
            <text:p>7.0000%</text:p>
          </table:table-cell>
          <table:table-cell table:style-name="ce6" office:value-type="percentage" office:value="0" calcext:value-type="percentage">
            <text:p>0.0000%</text:p>
          </table:table-cell>
          <table:table-cell table:style-name="ce6" table:formula="of:=AVERAGE([.B8:.C8])" office:value-type="percentage" office:value="0.035" calcext:value-type="percentage">
            <text:p>3.5000%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Multinomial Naïve Bayes</text:p>
          </table:table-cell>
          <table:table-cell table:style-name="ce7" office:value-type="percentage" office:value="0.349" calcext:value-type="percentage">
            <text:p>34.9000%</text:p>
          </table:table-cell>
          <table:table-cell table:style-name="ce6" office:value-type="percentage" office:value="0.323529" calcext:value-type="percentage">
            <text:p>32.3529%</text:p>
          </table:table-cell>
          <table:table-cell table:style-name="ce6" table:formula="of:=AVERAGE([.B9:.C9])" office:value-type="percentage" office:value="0.3362645" calcext:value-type="percentage">
            <text:p>33.6265%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4.5</text:p>
          </table:table-cell>
          <table:table-cell table:style-name="ce6" office:value-type="percentage" office:value="0.303" calcext:value-type="percentage">
            <text:p>30.3000%</text:p>
          </table:table-cell>
          <table:table-cell table:style-name="ce6" office:value-type="percentage" office:value="0.261765" calcext:value-type="percentage">
            <text:p>26.1765%</text:p>
          </table:table-cell>
          <table:table-cell table:style-name="ce6" table:formula="of:=AVERAGE([.B10:.C10])" office:value-type="percentage" office:value="0.2823825" calcext:value-type="percentage">
            <text:p>28.2383%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Random Forest</text:p>
          </table:table-cell>
          <table:table-cell table:style-name="ce6" office:value-type="percentage" office:value="0.326" calcext:value-type="percentage">
            <text:p>32.6000%</text:p>
          </table:table-cell>
          <table:table-cell table:style-name="ce6" office:value-type="percentage" office:value="0.323529" calcext:value-type="percentage">
            <text:p>32.3529%</text:p>
          </table:table-cell>
          <table:table-cell table:style-name="ce6" table:formula="of:=AVERAGE([.B11:.C11])" office:value-type="percentage" office:value="0.3247645" calcext:value-type="percentage">
            <text:p>32.4765%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Logistic Regression</text:p>
          </table:table-cell>
          <table:table-cell table:style-name="ce6" office:value-type="percentage" office:value="0.335" calcext:value-type="percentage">
            <text:p>33.5000%</text:p>
          </table:table-cell>
          <table:table-cell table:style-name="ce7" office:value-type="percentage" office:value="0.352941" calcext:value-type="percentage">
            <text:p>35.2941%</text:p>
          </table:table-cell>
          <table:table-cell table:style-name="ce7" table:formula="of:=AVERAGE([.B12:.C12])" office:value-type="percentage" office:value="0.3439705" calcext:value-type="percentage">
            <text:p>34.3971%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table:style-name="ce6" office:value-type="percentage" office:value="0.337" calcext:value-type="percentage">
            <text:p>33.7000%</text:p>
          </table:table-cell>
          <table:table-cell table:style-name="ce6" office:value-type="percentage" office:value="0.317647" calcext:value-type="percentage">
            <text:p>31.7647%</text:p>
          </table:table-cell>
          <table:table-cell table:style-name="ce6" table:formula="of:=AVERAGE([.B13:.C13])" office:value-type="percentage" office:value="0.3273235" calcext:value-type="percentage">
            <text:p>32.7324%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/>
        </table:table-row>
      </table:table>
      <table:table table:name="Testing Filter Options" table:style-name="ta1">
        <table:table-column table:style-name="co7" table:default-cell-style-name="ce3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Correctly Classified Instances in Multinomial Naive Bayes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Evaluation Process</text:p>
          </table:table-cell>
          <table:table-cell table:style-name="ce5" office:value-type="string" calcext:value-type="string">
            <text:p>Cross Validation 10 Folds</text:p>
          </table:table-cell>
          <table:table-cell table:style-name="ce5" office:value-type="string" calcext:value-type="string">
            <text:p>Percentage Split 66%</text:p>
          </table:table-cell>
          <table:table-cell table:style-name="ce5" office:value-type="string" calcext:value-type="string">
            <text:p>AVG Algorithms</text:p>
          </table:table-cell>
          <table:table-cell table:style-name="ce5" office:value-type="string" calcext:value-type="string">
            <text:p>Rank Algorithms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percentage" office:value="0.349" calcext:value-type="percentage">
            <text:p>34.9000%</text:p>
          </table:table-cell>
          <table:table-cell table:style-name="ce6" office:value-type="percentage" office:value="0.323529" calcext:value-type="percentage">
            <text:p>32.3529%</text:p>
          </table:table-cell>
          <table:table-cell table:formula="of:=AVERAGE([.B3:.C3])" office:value-type="percentage" office:value="0.3362645" calcext:value-type="percentage">
            <text:p>33.6265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DF</text:p>
          </table:table-cell>
          <table:table-cell office:value-type="percentage" office:value="0.168" calcext:value-type="percentage">
            <text:p>16.8000%</text:p>
          </table:table-cell>
          <table:table-cell office:value-type="percentage" office:value="0.208824" calcext:value-type="percentage">
            <text:p>20.8824%</text:p>
          </table:table-cell>
          <table:table-cell table:formula="of:=AVERAGE([.B4:.C4])" office:value-type="percentage" office:value="0.188412" calcext:value-type="percentage">
            <text:p>18.8412%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percentage" office:value="0.342" calcext:value-type="percentage">
            <text:p>34.2000%</text:p>
          </table:table-cell>
          <table:table-cell office:value-type="percentage" office:value="0.302941" calcext:value-type="percentage">
            <text:p>30.2941%</text:p>
          </table:table-cell>
          <table:table-cell table:formula="of:=AVERAGE([.B5:.C5])" office:value-type="percentage" office:value="0.3224705" calcext:value-type="percentage">
            <text:p>32.2471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werCase</text:p>
          </table:table-cell>
          <table:table-cell office:value-type="percentage" office:value="0.348" calcext:value-type="percentage">
            <text:p>34.8000%</text:p>
          </table:table-cell>
          <table:table-cell office:value-type="percentage" office:value="0.326471" calcext:value-type="percentage">
            <text:p>32.6471%</text:p>
          </table:table-cell>
          <table:table-cell table:formula="of:=AVERAGE([.B6:.C6])" office:value-type="percentage" office:value="0.3372355" calcext:value-type="percentage">
            <text:p>33.7236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Freq=3</text:p>
          </table:table-cell>
          <table:table-cell office:value-type="percentage" office:value="0.361" calcext:value-type="percentage">
            <text:p>36.1000%</text:p>
          </table:table-cell>
          <table:table-cell office:value-type="percentage" office:value="0.308824" calcext:value-type="percentage">
            <text:p>30.8824%</text:p>
          </table:table-cell>
          <table:table-cell table:formula="of:=AVERAGE([.B7:.C7])" office:value-type="percentage" office:value="0.334912" calcext:value-type="percentage">
            <text:p>33.4912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Freq=6</text:p>
          </table:table-cell>
          <table:table-cell office:value-type="percentage" office:value="0.342" calcext:value-type="percentage">
            <text:p>34.2000%</text:p>
          </table:table-cell>
          <table:table-cell office:value-type="percentage" office:value="0.308824" calcext:value-type="percentage">
            <text:p>30.8824%</text:p>
          </table:table-cell>
          <table:table-cell table:formula="of:=AVERAGE([.B8:.C8])" office:value-type="percentage" office:value="0.325412" calcext:value-type="percentage">
            <text:p>32.5412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ovinsStemmer</text:p>
          </table:table-cell>
          <table:table-cell office:value-type="percentage" office:value="0.345" calcext:value-type="percentage">
            <text:p>34.5000%</text:p>
          </table:table-cell>
          <table:table-cell office:value-type="percentage" office:value="0.297059" calcext:value-type="percentage">
            <text:p>29.7059%</text:p>
          </table:table-cell>
          <table:table-cell table:formula="of:=AVERAGE([.B9:.C9])" office:value-type="percentage" office:value="0.3210295" calcext:value-type="percentage">
            <text:p>32.1030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inBowStopWord</text:p>
          </table:table-cell>
          <table:table-cell office:value-type="percentage" office:value="0.321" calcext:value-type="percentage">
            <text:p>32.1000%</text:p>
          </table:table-cell>
          <table:table-cell office:value-type="percentage" office:value="0.291176" calcext:value-type="percentage">
            <text:p>29.1176%</text:p>
          </table:table-cell>
          <table:table-cell table:formula="of:=AVERAGE([.B10:.C10])" office:value-type="percentage" office:value="0.306088" calcext:value-type="percentage">
            <text:p>30.6088%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F+IDF</text:p>
          </table:table-cell>
          <table:table-cell office:value-type="percentage" office:value="0.204" calcext:value-type="percentage">
            <text:p>20.4000%</text:p>
          </table:table-cell>
          <table:table-cell office:value-type="percentage" office:value="0.238235" calcext:value-type="percentage">
            <text:p>23.8235%</text:p>
          </table:table-cell>
          <table:table-cell table:formula="of:=AVERAGE([.B11:.C11])" office:value-type="percentage" office:value="0.2211175" calcext:value-type="percentage">
            <text:p>22.1118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F+LowerCase</text:p>
          </table:table-cell>
          <table:table-cell office:value-type="percentage" office:value="0.344" calcext:value-type="percentage">
            <text:p>34.4000%</text:p>
          </table:table-cell>
          <table:table-cell office:value-type="percentage" office:value="0.314706" calcext:value-type="percentage">
            <text:p>31.4706%</text:p>
          </table:table-cell>
          <table:table-cell table:formula="of:=AVERAGE([.B12:.C12])" office:value-type="percentage" office:value="0.329353" calcext:value-type="percentage">
            <text:p>32.9353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F+MinFreq=3</text:p>
          </table:table-cell>
          <table:table-cell office:value-type="percentage" office:value="0.358" calcext:value-type="percentage">
            <text:p>35.8000%</text:p>
          </table:table-cell>
          <table:table-cell office:value-type="percentage" office:value="0.323529" calcext:value-type="percentage">
            <text:p>32.3529%</text:p>
          </table:table-cell>
          <table:table-cell table:formula="of:=AVERAGE([.B13:.C13])" office:value-type="percentage" office:value="0.3407645" calcext:value-type="percentage">
            <text:p>34.0765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F+MinFreq=6</text:p>
          </table:table-cell>
          <table:table-cell office:value-type="percentage" office:value="0.346" calcext:value-type="percentage">
            <text:p>34.6000%</text:p>
          </table:table-cell>
          <table:table-cell office:value-type="percentage" office:value="0.317647" calcext:value-type="percentage">
            <text:p>31.7647%</text:p>
          </table:table-cell>
          <table:table-cell table:formula="of:=AVERAGE([.B14:.C14])" office:value-type="percentage" office:value="0.3318235" calcext:value-type="percentage">
            <text:p>33.1824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F+LovingStemmer</text:p>
          </table:table-cell>
          <table:table-cell office:value-type="percentage" office:value="0.341" calcext:value-type="percentage">
            <text:p>34.1000%</text:p>
          </table:table-cell>
          <table:table-cell office:value-type="percentage" office:value="0.276471" calcext:value-type="percentage">
            <text:p>27.6471%</text:p>
          </table:table-cell>
          <table:table-cell table:formula="of:=AVERAGE([.B15:.C15])" office:value-type="percentage" office:value="0.3087355" calcext:value-type="percentage">
            <text:p>30.8736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F+RainBowStopWord</text:p>
          </table:table-cell>
          <table:table-cell office:value-type="percentage" office:value="0.319" calcext:value-type="percentage">
            <text:p>31.9000%</text:p>
          </table:table-cell>
          <table:table-cell office:value-type="percentage" office:value="0.288235" calcext:value-type="percentage">
            <text:p>28.8235%</text:p>
          </table:table-cell>
          <table:table-cell table:formula="of:=AVERAGE([.B16:.C16])" office:value-type="percentage" office:value="0.3036175" calcext:value-type="percentage">
            <text:p>30.3618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weerCase+MinFreq=3</text:p>
          </table:table-cell>
          <table:table-cell office:value-type="percentage" office:value="0.362" calcext:value-type="percentage">
            <text:p>36.2000%</text:p>
          </table:table-cell>
          <table:table-cell office:value-type="percentage" office:value="0.329412" calcext:value-type="percentage">
            <text:p>32.9412%</text:p>
          </table:table-cell>
          <table:table-cell table:formula="of:=AVERAGE([.B17:.C17])" office:value-type="percentage" office:value="0.345706" calcext:value-type="percentage">
            <text:p>34.570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F+LowerCase+MinFreq=3</text:p>
          </table:table-cell>
          <table:table-cell table:style-name="ce7" office:value-type="percentage" office:value="0.374" calcext:value-type="percentage">
            <text:p>37.4000%</text:p>
          </table:table-cell>
          <table:table-cell table:style-name="ce7" office:value-type="percentage" office:value="0.347059" calcext:value-type="percentage">
            <text:p>34.7059%</text:p>
          </table:table-cell>
          <table:table-cell table:style-name="ce7" table:formula="of:=AVERAGE([.B18:.C18])" office:value-type="percentage" office:value="0.3605295" calcext:value-type="percentage">
            <text:p>36.0530%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Case+LovinStemmer+MinFreq=3</text:p>
          </table:table-cell>
          <table:table-cell office:value-type="percentage" office:value="0.371" calcext:value-type="percentage">
            <text:p>37.1000%</text:p>
          </table:table-cell>
          <table:table-cell office:value-type="percentage" office:value="0.338235" calcext:value-type="percentage">
            <text:p>33.8235%</text:p>
          </table:table-cell>
          <table:table-cell table:formula="of:=AVERAGE([.B19:.C19])" office:value-type="percentage" office:value="0.3546175" calcext:value-type="percentage">
            <text:p>35.4618%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F+LowerCase+MinFreq=3+RainBowStopWord</text:p>
          </table:table-cell>
          <table:table-cell office:value-type="percentage" office:value="0.354" calcext:value-type="percentage">
            <text:p>35.4000%</text:p>
          </table:table-cell>
          <table:table-cell office:value-type="percentage" office:value="0.332353" calcext:value-type="percentage">
            <text:p>33.2353%</text:p>
          </table:table-cell>
          <table:table-cell table:formula="of:=AVERAGE([.B20:.C20])" office:value-type="percentage" office:value="0.3431765" calcext:value-type="percentage">
            <text:p>34.3177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F+LowerCase+MinFreq=3+LovinStemmer+RainBowStopWord</text:p>
          </table:table-cell>
          <table:table-cell office:value-type="percentage" office:value="0.359" calcext:value-type="percentage">
            <text:p>35.9000%</text:p>
          </table:table-cell>
          <table:table-cell office:value-type="percentage" office:value="0.341176" calcext:value-type="percentage">
            <text:p>34.1176%</text:p>
          </table:table-cell>
          <table:table-cell table:formula="of:=AVERAGE([.B21:.C21])" office:value-type="percentage" office:value="0.350088" calcext:value-type="percentage">
            <text:p>35.0088%</text:p>
          </table:table-cell>
          <table:table-cell table:style-name="ce2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F+LowerCase+MinFreq=6+LovinStemmer+RainBowStopWord</text:p>
          </table:table-cell>
          <table:table-cell office:value-type="percentage" office:value="0.36" calcext:value-type="percentage">
            <text:p>36.0000%</text:p>
          </table:table-cell>
          <table:table-cell office:value-type="percentage" office:value="0.332353" calcext:value-type="percentage">
            <text:p>33.2353%</text:p>
          </table:table-cell>
          <table:table-cell table:formula="of:=AVERAGE([.B22:.C22])" office:value-type="percentage" office:value="0.3461765" calcext:value-type="percentage">
            <text:p>34.6177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F+IDF+LowerCase+MinFreq=3+RainBowStopWord+LovinStemmer</text:p>
          </table:table-cell>
          <table:table-cell office:value-type="percentage" office:value="0.27" calcext:value-type="percentage">
            <text:p>27.0000%</text:p>
          </table:table-cell>
          <table:table-cell office:value-type="percentage" office:value="0.255882" calcext:value-type="percentage">
            <text:p>25.5882%</text:p>
          </table:table-cell>
          <table:table-cell table:formula="of:=AVERAGE([.B23:.C23])" office:value-type="percentage" office:value="0.262941" calcext:value-type="percentage">
            <text:p>26.2941%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5" office:value-type="string" calcext:value-type="string">
            <text:p>AVG for Evaluation process</text:p>
          </table:table-cell>
          <table:table-cell table:style-name="ce39" table:formula="of:=AVERAGE([.B3:.B23])" office:value-type="percentage" office:value="0.330380952380952" calcext:value-type="percentage">
            <text:p>33.04%</text:p>
          </table:table-cell>
          <table:table-cell table:style-name="ce32" table:formula="of:=AVERAGE([.C3:.C23])" office:value-type="percentage" office:value="0.304901952380952" calcext:value-type="percentage">
            <text:p>30.49%</text:p>
          </table:table-cell>
          <table:table-cell table:style-name="ce32" table:formula="of:=AVERAGE([.D3:.D23])" office:value-type="percentage" office:value="0.317641452380952" calcext:value-type="percentage">
            <text:p>31.76%</text:p>
          </table:table-cell>
          <table:table-cell table:style-name="ce4"/>
        </table:table-row>
      </table:table>
      <table:table table:name="Algo After" table:style-name="ta1"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6" table:number-columns-repeated="1016" table:default-cell-style-name="ce28"/>
        <table:table-row table:style-name="ro1">
          <table:table-cell table:style-name="ce1" office:value-type="string" calcext:value-type="string" table:number-columns-spanned="9" table:number-rows-spanned="1">
            <text:p>Correctly Classified Instances by Algorithm</text:p>
          </table:table-cell>
          <table:covered-table-cell table:number-columns-repeated="5" table:style-name="ce4"/>
          <table:covered-table-cell table:style-name="ce25"/>
          <table:covered-table-cell table:number-columns-repeated="2" table:style-name="ce4"/>
          <table:table-cell table:number-columns-repeated="1015"/>
        </table:table-row>
        <table:table-row table:style-name="ro1">
          <table:table-cell table:style-name="ce1"/>
          <table:table-cell table:style-name="ce29" office:value-type="string" calcext:value-type="string" table:number-columns-spanned="2" table:number-rows-spanned="1">
            <text:p>BEFORE</text:p>
          </table:table-cell>
          <table:covered-table-cell table:style-name="ce4"/>
          <table:table-cell table:style-name="ce30" office:value-type="string" calcext:value-type="string" table:number-columns-spanned="2" table:number-rows-spanned="1">
            <text:p>AFTER</text:p>
          </table:table-cell>
          <table:covered-table-cell table:style-name="ce25"/>
          <table:table-cell table:style-name="ce5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 table:style-name="ce34" office:value-type="string" calcext:value-type="string" table:number-columns-spanned="1" table:number-rows-spanned="2">
            <text:p>Diffrence</text:p>
          </table:table-cell>
          <table:table-cell table:style-name="ce38" office:value-type="string" calcext:value-type="string" table:number-columns-spanned="1" table:number-rows-spanned="2">
            <text:p>Ran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valuation Process</text:p>
          </table:table-cell>
          <table:table-cell table:style-name="ce5" office:value-type="string" calcext:value-type="string">
            <text:p>Cross Validation 10 Folds</text:p>
          </table:table-cell>
          <table:table-cell table:style-name="ce5" office:value-type="string" calcext:value-type="string">
            <text:p>Percentage Split 66%</text:p>
          </table:table-cell>
          <table:table-cell table:style-name="ce25" office:value-type="string" calcext:value-type="string">
            <text:p>Cross Validation 10 Folds</text:p>
          </table:table-cell>
          <table:table-cell table:style-name="ce25" office:value-type="string" calcext:value-type="string">
            <text:p>Percentage Split 66%</text:p>
          </table:table-cell>
          <table:table-cell table:style-name="ce5" office:value-type="string" calcext:value-type="string">
            <text:p>AVG Algorithms</text:p>
          </table:table-cell>
          <table:table-cell table:style-name="ce25" office:value-type="string" calcext:value-type="string">
            <text:p>AVG Algorithms</text:p>
          </table:table-cell>
          <table:covered-table-cell table:style-name="ce35"/>
          <table:covered-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KNN K=1</text:p>
          </table:table-cell>
          <table:table-cell table:style-name="ce6" office:value-type="percentage" office:value="0.275" calcext:value-type="percentage">
            <text:p>27.5000%</text:p>
          </table:table-cell>
          <table:table-cell table:style-name="ce6" office:value-type="percentage" office:value="0.288235" calcext:value-type="percentage">
            <text:p>28.8235%</text:p>
          </table:table-cell>
          <table:table-cell table:style-name="ce6" office:value-type="percentage" office:value="0.227" calcext:value-type="percentage">
            <text:p>22.7000%</text:p>
          </table:table-cell>
          <table:table-cell table:style-name="ce6" office:value-type="percentage" office:value="0.302941" calcext:value-type="percentage">
            <text:p>30.2941%</text:p>
          </table:table-cell>
          <table:table-cell table:style-name="ce6" table:formula="of:=AVERAGE([.B4:.C4])" office:value-type="percentage" office:value="0.2816175" calcext:value-type="percentage">
            <text:p>28.1618%</text:p>
          </table:table-cell>
          <table:table-cell table:style-name="ce6" table:formula="of:=AVERAGE([.D4];[.E4])" office:value-type="percentage" office:value="0.2649705" calcext:value-type="percentage">
            <text:p>26.4971%</text:p>
          </table:table-cell>
          <table:table-cell table:style-name="ce49" table:formula="of:=[.G4]-[.F4]" office:value-type="percentage" office:value="-0.016647" calcext:value-type="percentage">
            <text:p>-1.66%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NN k=30</text:p>
          </table:table-cell>
          <table:table-cell table:style-name="ce6" office:value-type="percentage" office:value="0.288" calcext:value-type="percentage">
            <text:p>28.8000%</text:p>
          </table:table-cell>
          <table:table-cell table:style-name="ce6" office:value-type="percentage" office:value="0.247059" calcext:value-type="percentage">
            <text:p>24.7059%</text:p>
          </table:table-cell>
          <table:table-cell table:style-name="ce6" office:value-type="percentage" office:value="0.272" calcext:value-type="percentage">
            <text:p>27.2000%</text:p>
          </table:table-cell>
          <table:table-cell table:style-name="ce6" office:value-type="percentage" office:value="0.25" calcext:value-type="percentage">
            <text:p>25.0000%</text:p>
          </table:table-cell>
          <table:table-cell table:style-name="ce6" table:formula="of:=AVERAGE([.B5:.C5])" office:value-type="percentage" office:value="0.2675295" calcext:value-type="percentage">
            <text:p>26.7530%</text:p>
          </table:table-cell>
          <table:table-cell table:style-name="ce6" table:formula="of:=AVERAGE([.D5];[.E5])" office:value-type="percentage" office:value="0.261" calcext:value-type="percentage">
            <text:p>26.1000%</text:p>
          </table:table-cell>
          <table:table-cell table:style-name="ce49" table:formula="of:=[.G5]-[.F5]" office:value-type="percentage" office:value="-0.00652949999999997" calcext:value-type="percentage">
            <text:p>-0.65%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ïve Bayes</text:p>
          </table:table-cell>
          <table:table-cell table:style-name="ce6" office:value-type="percentage" office:value="0.07" calcext:value-type="percentage">
            <text:p>7.0000%</text:p>
          </table:table-cell>
          <table:table-cell table:style-name="ce6" office:value-type="percentage" office:value="0" calcext:value-type="percentage">
            <text:p>0.0000%</text:p>
          </table:table-cell>
          <table:table-cell table:style-name="ce6" office:value-type="percentage" office:value="0.283" calcext:value-type="percentage">
            <text:p>28.3000%</text:p>
          </table:table-cell>
          <table:table-cell table:style-name="ce6" office:value-type="percentage" office:value="0.297059" calcext:value-type="percentage">
            <text:p>29.7059%</text:p>
          </table:table-cell>
          <table:table-cell table:style-name="ce6" table:formula="of:=AVERAGE([.B6:.C6])" office:value-type="percentage" office:value="0.035" calcext:value-type="percentage">
            <text:p>3.5000%</text:p>
          </table:table-cell>
          <table:table-cell table:style-name="ce6" table:formula="of:=AVERAGE([.D6];[.E6])" office:value-type="percentage" office:value="0.2900295" calcext:value-type="percentage">
            <text:p>29.0030%</text:p>
          </table:table-cell>
          <table:table-cell table:style-name="ce39" table:formula="of:=[.G6]-[.F6]" office:value-type="percentage" office:value="0.2550295" calcext:value-type="percentage">
            <text:p>25.50%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ltinomial Naïve Bayes</text:p>
          </table:table-cell>
          <table:table-cell table:style-name="ce11" office:value-type="percentage" office:value="0.349" calcext:value-type="percentage">
            <text:p>34.9000%</text:p>
          </table:table-cell>
          <table:table-cell table:style-name="ce6" office:value-type="percentage" office:value="0.323529" calcext:value-type="percentage">
            <text:p>32.3529%</text:p>
          </table:table-cell>
          <table:table-cell table:style-name="ce11" office:value-type="percentage" office:value="0.374" calcext:value-type="percentage">
            <text:p>37.4000%</text:p>
          </table:table-cell>
          <table:table-cell table:style-name="ce6" office:value-type="percentage" office:value="0.347059" calcext:value-type="percentage">
            <text:p>34.7059%</text:p>
          </table:table-cell>
          <table:table-cell table:style-name="ce6" table:formula="of:=AVERAGE([.B7:.C7])" office:value-type="percentage" office:value="0.3362645" calcext:value-type="percentage">
            <text:p>33.6265%</text:p>
          </table:table-cell>
          <table:table-cell table:style-name="ce7" table:formula="of:=AVERAGE([.D7];[.E7])" office:value-type="percentage" office:value="0.3605295" calcext:value-type="percentage">
            <text:p>36.0530%</text:p>
          </table:table-cell>
          <table:table-cell table:style-name="ce39" table:formula="of:=[.G7]-[.F7]" office:value-type="percentage" office:value="0.024265" calcext:value-type="percentage">
            <text:p>2.43%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4.5</text:p>
          </table:table-cell>
          <table:table-cell table:style-name="ce6" office:value-type="percentage" office:value="0.303" calcext:value-type="percentage">
            <text:p>30.3000%</text:p>
          </table:table-cell>
          <table:table-cell table:style-name="ce6" office:value-type="percentage" office:value="0.261765" calcext:value-type="percentage">
            <text:p>26.1765%</text:p>
          </table:table-cell>
          <table:table-cell table:style-name="ce6" office:value-type="percentage" office:value="0.311" calcext:value-type="percentage">
            <text:p>31.1000%</text:p>
          </table:table-cell>
          <table:table-cell table:style-name="ce6" office:value-type="percentage" office:value="0.282353" calcext:value-type="percentage">
            <text:p>28.2353%</text:p>
          </table:table-cell>
          <table:table-cell table:style-name="ce6" table:formula="of:=AVERAGE([.B8:.C8])" office:value-type="percentage" office:value="0.2823825" calcext:value-type="percentage">
            <text:p>28.2383%</text:p>
          </table:table-cell>
          <table:table-cell table:style-name="ce6" table:formula="of:=AVERAGE([.D8];[.E8])" office:value-type="percentage" office:value="0.2966765" calcext:value-type="percentage">
            <text:p>29.6677%</text:p>
          </table:table-cell>
          <table:table-cell table:style-name="ce39" table:formula="of:=[.G8]-[.F8]" office:value-type="percentage" office:value="0.014294" calcext:value-type="percentage">
            <text:p>1.43%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ndom Forest</text:p>
          </table:table-cell>
          <table:table-cell table:style-name="ce6" office:value-type="percentage" office:value="0.326" calcext:value-type="percentage">
            <text:p>32.6000%</text:p>
          </table:table-cell>
          <table:table-cell table:style-name="ce6" office:value-type="percentage" office:value="0.323529" calcext:value-type="percentage">
            <text:p>32.3529%</text:p>
          </table:table-cell>
          <table:table-cell table:style-name="ce32" office:value-type="percentage" office:value="0.317" calcext:value-type="percentage">
            <text:p>31.70%</text:p>
          </table:table-cell>
          <table:table-cell table:style-name="ce6" office:value-type="percentage" office:value="0.332353" calcext:value-type="percentage">
            <text:p>33.2353%</text:p>
          </table:table-cell>
          <table:table-cell table:style-name="ce6" table:formula="of:=AVERAGE([.B9:.C9])" office:value-type="percentage" office:value="0.3247645" calcext:value-type="percentage">
            <text:p>32.4765%</text:p>
          </table:table-cell>
          <table:table-cell table:style-name="ce6" table:formula="of:=AVERAGE([.E8];[.E9])" office:value-type="percentage" office:value="0.307353" calcext:value-type="percentage">
            <text:p>30.7353%</text:p>
          </table:table-cell>
          <table:table-cell table:style-name="ce49" table:formula="of:=[.G9]-[.F9]" office:value-type="percentage" office:value="-0.0174115" calcext:value-type="percentage">
            <text:p>-1.74%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gistic Regression</text:p>
          </table:table-cell>
          <table:table-cell table:style-name="ce6" office:value-type="percentage" office:value="0.335" calcext:value-type="percentage">
            <text:p>33.5000%</text:p>
          </table:table-cell>
          <table:table-cell table:style-name="ce11" office:value-type="percentage" office:value="0.352941" calcext:value-type="percentage">
            <text:p>35.2941%</text:p>
          </table:table-cell>
          <table:table-cell table:style-name="ce6" office:value-type="percentage" office:value="0.357" calcext:value-type="percentage">
            <text:p>35.7000%</text:p>
          </table:table-cell>
          <table:table-cell table:style-name="ce11" office:value-type="percentage" office:value="0.347059" calcext:value-type="percentage">
            <text:p>34.7059%</text:p>
          </table:table-cell>
          <table:table-cell table:style-name="ce11" table:formula="of:=AVERAGE([.B10:.C10])" office:value-type="percentage" office:value="0.3439705" calcext:value-type="percentage">
            <text:p>34.3971%</text:p>
          </table:table-cell>
          <table:table-cell table:style-name="ce33" table:formula="of:=AVERAGE([.D10];[.E10])" office:value-type="percentage" office:value="0.3520295" calcext:value-type="percentage">
            <text:p>35.2030%</text:p>
          </table:table-cell>
          <table:table-cell table:style-name="ce39" table:formula="of:=[.G10]-[.F10]" office:value-type="percentage" office:value="0.00805900000000004" calcext:value-type="percentage">
            <text:p>0.81%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VN</text:p>
          </table:table-cell>
          <table:table-cell table:style-name="ce6" office:value-type="percentage" office:value="0.337" calcext:value-type="percentage">
            <text:p>33.7000%</text:p>
          </table:table-cell>
          <table:table-cell table:style-name="ce6" office:value-type="percentage" office:value="0.317647" calcext:value-type="percentage">
            <text:p>31.7647%</text:p>
          </table:table-cell>
          <table:table-cell table:style-name="ce6" office:value-type="percentage" office:value="0.339" calcext:value-type="percentage">
            <text:p>33.9000%</text:p>
          </table:table-cell>
          <table:table-cell table:style-name="ce6" office:value-type="percentage" office:value="0.317647" calcext:value-type="percentage">
            <text:p>31.7647%</text:p>
          </table:table-cell>
          <table:table-cell table:style-name="ce6" table:formula="of:=AVERAGE([.B11:.C11])" office:value-type="percentage" office:value="0.3273235" calcext:value-type="percentage">
            <text:p>32.7324%</text:p>
          </table:table-cell>
          <table:table-cell table:style-name="ce6" table:formula="of:=AVERAGE([.D11];[.E11])" office:value-type="percentage" office:value="0.3283235" calcext:value-type="percentage">
            <text:p>32.8324%</text:p>
          </table:table-cell>
          <table:table-cell table:style-name="ce39" table:formula="of:=[.G11]-[.F11]" office:value-type="percentage" office:value="0.001" calcext:value-type="percentage">
            <text:p>0.10%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4" loext:min-decimal-places="4" number:min-integer-digits="1"/>
      <number:text>%</number:text>
    </number:percentage-style>
    <number:number-style style:name="N16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0:39:22.389289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00:40:49.221459412</meta:creation-date>
    <dc:date>2022-04-18T20:40:10.950966939</dc:date>
    <meta:editing-duration>PT2H19M2S</meta:editing-duration>
    <meta:editing-cycles>25</meta:editing-cycles>
    <meta:generator>LibreOffice/6.4.7.2$Linux_X86_64 LibreOffice_project/40$Build-2</meta:generator>
    <meta:document-statistic meta:table-count="3" meta:cell-count="247" meta:object-count="0"/>
  </office:meta>
</office:document-meta>
</file>